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30ffa" officeooo:paragraph-rsid="00030ff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30ffa" officeooo:paragraph-rsid="00030ff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030ffa" officeooo:paragraph-rsid="00030ffa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96a61" officeooo:paragraph-rsid="00096a61" style:font-size-asian="12.25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bf9ae" officeooo:paragraph-rsid="000bf9ae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219e5" officeooo:paragraph-rsid="001219e5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45aa7" officeooo:paragraph-rsid="00145aa7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631a6" officeooo:paragraph-rsid="000631a6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bf9ae" officeooo:paragraph-rsid="000bf9ae" style:font-size-asian="12.25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45aa7" officeooo:paragraph-rsid="00145aa7" style:font-size-asian="12.25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77c2a" officeooo:paragraph-rsid="00177c2a" style:font-size-asian="12.25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e181e" fo:font-size="10pt" fo:font-style="italic" style:text-underline-style="none" fo:font-weight="bold" officeooo:rsid="00145aa7" officeooo:paragraph-rsid="00145aa7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0631a6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none" fo:font-weight="normal" officeooo:rsid="000631a6" officeooo:paragraph-rsid="000631a6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none" fo:font-weight="normal" officeooo:rsid="00095224" officeooo:paragraph-rsid="00095224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none" fo:font-weight="normal" officeooo:rsid="00096a61" officeooo:paragraph-rsid="00096a61" style:font-size-asian="12.25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96a61" officeooo:paragraph-rsid="00096a61" style:font-size-asian="12.25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4pt" fo:font-style="italic" style:text-underline-style="none" fo:font-weight="normal" officeooo:rsid="000f8d9f" officeooo:paragraph-rsid="000f8d9f" style:font-size-asian="12.25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fo:font-style="italic" style:text-underline-style="none" fo:font-weight="normal" officeooo:rsid="0010aacf" officeooo:paragraph-rsid="0010aacf" style:font-size-asian="12.25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4pt" fo:font-style="italic" style:text-underline-style="none" fo:font-weight="normal" officeooo:rsid="0010aacf" officeooo:paragraph-rsid="001a2826" style:font-size-asian="12.25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4pt" fo:font-style="italic" style:text-underline-style="none" fo:font-weight="normal" officeooo:rsid="001219e5" officeooo:paragraph-rsid="001219e5" style:font-size-asian="12.25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4pt" fo:font-style="italic" style:text-underline-style="none" fo:font-weight="normal" officeooo:rsid="001219e5" officeooo:paragraph-rsid="001a2826" style:font-size-asian="12.25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219e5" officeooo:paragraph-rsid="001219e5" style:font-size-asian="12.25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4pt" fo:font-style="italic" style:text-underline-style="none" fo:font-weight="normal" officeooo:rsid="00145aa7" officeooo:paragraph-rsid="00145aa7" style:font-size-asian="12.25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45aa7" officeooo:paragraph-rsid="00145aa7" style:font-size-asian="12.25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4pt" fo:font-style="italic" style:text-underline-style="none" fo:font-weight="normal" officeooo:rsid="001931ec" officeooo:paragraph-rsid="001931ec" style:font-size-asian="12.25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none" fo:font-weight="bold" officeooo:rsid="0007a617" officeooo:paragraph-rsid="0007a617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1b24b1" officeooo:paragraph-rsid="001b24b1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030ffa" officeooo:paragraph-rsid="00030ffa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631a6" officeooo:paragraph-rsid="000631a6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color="#407927" fo:font-size="14pt" fo:font-style="italic" style:text-underline-style="none" fo:font-weight="normal" officeooo:rsid="000631a6" officeooo:paragraph-rsid="000631a6" style:font-size-asian="12.25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color="#680059" fo:font-size="14pt" fo:font-style="italic" style:text-underline-style="none" fo:font-weight="bold" officeooo:rsid="001931ec" officeooo:paragraph-rsid="001931ec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 style:list-style-name="L4">
      <style:paragraph-properties fo:text-align="start" style:justify-single-word="false"/>
      <style:text-properties fo:color="#000000" fo:font-size="14pt" fo:font-style="italic" style:text-underline-style="none" fo:font-weight="normal" officeooo:rsid="000f8d9f" officeooo:paragraph-rsid="001931ec" style:font-size-asian="12.25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color="#000000" fo:font-size="14pt" fo:font-style="italic" style:text-underline-style="none" fo:font-weight="normal" officeooo:rsid="000f8d9f" officeooo:paragraph-rsid="001a2826" style:font-size-asian="12.25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color="#000000" fo:font-size="14pt" fo:font-style="italic" style:text-underline-style="none" fo:font-weight="normal" officeooo:rsid="001219e5" officeooo:paragraph-rsid="001a2826" style:font-size-asian="12.25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color="#00599d" fo:font-size="14pt" fo:font-style="italic" style:text-underline-style="solid" style:text-underline-width="auto" style:text-underline-color="font-color" fo:font-weight="bold" officeooo:rsid="0010aacf" officeooo:paragraph-rsid="001a2826" style:font-size-asian="12.25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20pt" fo:font-style="italic" style:text-underline-style="none" fo:font-weight="bold" officeooo:rsid="001b24b1" officeooo:paragraph-rsid="001b24b1" style:font-size-asian="20pt" style:font-style-asian="italic" style:font-weight-asian="bold" style:font-size-complex="20pt" style:font-style-complex="italic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7.091cm"/>
        </style:tab-stops>
      </style:paragraph-properties>
      <style:text-properties fo:font-size="20pt" fo:font-style="italic" style:text-underline-style="solid" style:text-underline-width="auto" style:text-underline-color="font-color" fo:font-weight="bold" officeooo:rsid="001b24b1" officeooo:paragraph-rsid="001b24b1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color="#ce181e"/>
    </style:style>
    <style:style style:name="T2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ce181e" style:text-underline-style="solid" style:text-underline-width="auto" style:text-underline-color="font-color" fo:font-weight="bold" officeooo:rsid="0010aacf" style:font-weight-asian="bold" style:font-weight-complex="bold"/>
    </style:style>
    <style:style style:name="T4" style:family="text">
      <style:text-properties fo:color="#ce181e" officeooo:rsid="001931ec"/>
    </style:style>
    <style:style style:name="T5" style:family="text">
      <style:text-properties officeooo:rsid="0007a617"/>
    </style:style>
    <style:style style:name="T6" style:family="text">
      <style:text-properties fo:font-size="14pt" fo:font-style="italic" style:text-underline-style="none" fo:font-weight="normal" officeooo:rsid="0007a617" style:font-size-asian="12.25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4pt" fo:font-style="italic" style:text-underline-style="none" fo:font-weight="normal" officeooo:rsid="000631a6" style:font-size-asian="12.25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0aacf" style:font-weight-asian="bold" style:font-weight-complex="bold"/>
    </style:style>
    <style:style style:name="T11" style:family="text">
      <style:text-properties fo:color="#407927"/>
    </style:style>
    <style:style style:name="T12" style:family="text">
      <style:text-properties fo:color="#407927" fo:font-size="14pt" fo:font-style="italic" style:text-underline-style="solid" style:text-underline-width="auto" style:text-underline-color="font-color" fo:font-weight="bold" officeooo:rsid="000631a6" style:font-size-asian="12.25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00599d"/>
    </style:style>
    <style:style style:name="T14" style:family="text">
      <style:text-properties fo:color="#00599d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00599d" style:text-underline-style="solid" style:text-underline-width="auto" style:text-underline-color="font-color" fo:font-weight="bold" officeooo:rsid="0007a617" style:font-weight-asian="bold" style:font-weight-complex="bold"/>
    </style:style>
    <style:style style:name="T16" style:family="text">
      <style:text-properties fo:color="#00599d" style:text-underline-style="solid" style:text-underline-width="auto" style:text-underline-color="font-color" fo:font-weight="bold" officeooo:rsid="00096a61" style:font-weight-asian="bold" style:font-weight-complex="bold"/>
    </style:style>
    <style:style style:name="T17" style:family="text">
      <style:text-properties fo:color="#00599d" style:text-underline-style="solid" style:text-underline-width="auto" style:text-underline-color="font-color" fo:font-weight="bold" officeooo:rsid="000de293" style:font-weight-asian="bold" style:font-weight-complex="bold"/>
    </style:style>
    <style:style style:name="T18" style:family="text">
      <style:text-properties fo:color="#00599d" style:text-underline-style="solid" style:text-underline-width="auto" style:text-underline-color="font-color" fo:font-weight="bold" officeooo:rsid="0010aacf" style:font-weight-asian="bold" style:font-weight-complex="bold"/>
    </style:style>
    <style:style style:name="T19" style:family="text">
      <style:text-properties fo:color="#00599d" style:text-underline-style="solid" style:text-underline-width="auto" style:text-underline-color="font-color" fo:font-weight="bold" officeooo:rsid="001219e5" style:font-weight-asian="bold" style:font-weight-complex="bold"/>
    </style:style>
    <style:style style:name="T20" style:family="text">
      <style:text-properties fo:color="#00599d" style:text-underline-style="solid" style:text-underline-width="auto" style:text-underline-color="font-color" fo:font-weight="bold" officeooo:rsid="001931ec" style:font-weight-asian="bold" style:font-weight-complex="bold"/>
    </style:style>
    <style:style style:name="T21" style:family="text">
      <style:text-properties fo:color="#00599d" fo:font-size="14pt" fo:font-style="italic" style:text-underline-style="solid" style:text-underline-width="auto" style:text-underline-color="font-color" fo:font-weight="bold" officeooo:rsid="000631a6" style:font-size-asian="12.25pt" style:font-style-asian="italic" style:font-weight-asian="bold" style:font-size-complex="14pt" style:font-style-complex="italic" style:font-weight-complex="bold"/>
    </style:style>
    <style:style style:name="T22" style:family="text">
      <style:text-properties fo:color="#00599d" fo:font-weight="bold" style:font-weight-asian="bold" style:font-weight-complex="bold"/>
    </style:style>
    <style:style style:name="T23" style:family="text">
      <style:text-properties fo:color="#ed1c24"/>
    </style:style>
    <style:style style:name="T24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ed1c24" style:text-underline-style="solid" style:text-underline-width="auto" style:text-underline-color="font-color" fo:font-weight="bold" officeooo:rsid="0010aacf" style:font-weight-asian="bold" style:font-weight-complex="bold"/>
    </style:style>
    <style:style style:name="T26" style:family="text">
      <style:text-properties fo:color="#ed1c24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7" style:family="text">
      <style:text-properties fo:color="#ed1c24" fo:font-size="16pt" style:text-underline-style="solid" style:text-underline-width="auto" style:text-underline-color="font-color" fo:font-weight="bold" officeooo:rsid="0010aacf" style:font-size-asian="16pt" style:font-weight-asian="bold" style:font-size-complex="16pt" style:font-weight-complex="bold"/>
    </style:style>
    <style:style style:name="T28" style:family="text">
      <style:text-properties fo:color="#ed1c24" fo:font-size="16pt" style:text-underline-style="solid" style:text-underline-width="auto" style:text-underline-color="font-color" style:font-size-asian="16pt" style:font-size-complex="16pt"/>
    </style:style>
    <style:style style:name="T29" style:family="text">
      <style:text-properties officeooo:rsid="00093f69"/>
    </style:style>
    <style:style style:name="T30" style:family="text">
      <style:text-properties officeooo:rsid="00096a61"/>
    </style:style>
    <style:style style:name="T31" style:family="text">
      <style:text-properties officeooo:rsid="000de293"/>
    </style:style>
    <style:style style:name="T32" style:family="text">
      <style:text-properties officeooo:rsid="0010aacf"/>
    </style:style>
    <style:style style:name="T33" style:family="text">
      <style:text-properties officeooo:rsid="001219e5"/>
    </style:style>
    <style:style style:name="T34" style:family="text">
      <style:text-properties officeooo:rsid="001931ec"/>
    </style:style>
    <style:style style:name="T35" style:family="text">
      <style:text-properties fo:color="#006c3b" officeooo:rsid="001931ec"/>
    </style:style>
    <style:style style:name="T36" style:family="text">
      <style:text-properties fo:font-size="20pt" officeooo:rsid="001931ec" style:font-size-asian="20pt" style:font-size-complex="20pt"/>
    </style:style>
    <style:style style:name="T37" style:family="text">
      <style:text-properties fo:color="#000000" officeooo:rsid="001a32a7"/>
    </style:style>
    <style:style style:name="T38" style:family="text">
      <style:text-properties fo:color="#000000" style:text-underline-style="solid" style:text-underline-width="auto" style:text-underline-color="font-color" officeooo:rsid="001a32a7"/>
    </style:style>
    <style:style style:name="T39" style:family="text">
      <style:text-properties fo:color="#000000" fo:font-weight="normal" officeooo:rsid="001a32a7" style:font-weight-asian="normal" style:font-weight-complex="normal"/>
    </style:style>
    <style:style style:name="T40" style:family="text">
      <style:text-properties fo:color="#680059" fo:font-size="20pt" officeooo:rsid="001931ec" style:font-size-asian="20pt" style:font-size-complex="20pt"/>
    </style:style>
    <style:style style:name="T41" style:family="text">
      <style:text-properties fo:color="#680059" fo:font-size="20pt" officeooo:rsid="001c8e71" style:font-size-asian="20pt" style:font-size-complex="20pt"/>
    </style:style>
    <style:style style:name="T42" style:family="text">
      <style:text-properties fo:color="#680059" fo:font-weight="bold" style:font-weight-asian="bold" style:font-weight-complex="bold"/>
    </style:style>
    <style:style style:name="T43" style:family="text">
      <style:text-properties officeooo:rsid="001a2826"/>
    </style:style>
    <style:style style:name="T44" style:family="text">
      <style:text-properties style:text-line-through-style="solid" style:text-line-through-type="single"/>
    </style:style>
    <style:style style:name="T45" style:family="text">
      <style:text-properties style:text-line-through-style="none" style:text-line-through-type="none"/>
    </style:style>
    <style:style style:name="T46" style:family="text">
      <style:text-properties style:text-line-through-style="none" style:text-line-through-type="none" style:text-position="super 58%"/>
    </style:style>
    <style:style style:name="T47" style:family="text">
      <style:text-properties style:text-line-through-style="none" style:text-line-through-type="none" style:text-position="0% 100%"/>
    </style:style>
    <style:style style:name="T48" style:family="text">
      <style:text-properties style:text-line-through-style="none" style:text-line-through-type="none" style:text-position="0% 100%" officeooo:rsid="001c8e71"/>
    </style:style>
    <style:style style:name="T49" style:family="text">
      <style:text-properties style:text-line-through-style="none" style:text-line-through-type="none" style:text-position="0% 100%" style:text-underline-style="none"/>
    </style:style>
    <style:style style:name="T50" style:family="text">
      <style:text-properties style:text-line-through-style="none" style:text-line-through-type="none" style:text-position="0% 100%" style:text-underline-style="none" officeooo:rsid="001c8e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CE D’UTILISATION DU SITE « PIERRES D’ENGILIS»</text:p>
      <text:p text:style-name="P2"/>
      <text:p text:style-name="P2"/>
      <text:p text:style-name="P2"/>
      <text:p text:style-name="P3">L’outil avec lequel votre site a été créé s’appelle « <text:span text:style-name="T1">WORDPRESS</text:span> ».</text:p>
      <text:p text:style-name="P3"/>
      <text:p text:style-name="P3"/>
      <text:p text:style-name="P3"/>
      <text:p text:style-name="P3"/>
      <text:p text:style-name="P38"><text:span text:style-name="T50">3</text:span><text:span text:style-name="T49">.</text:span><text:span text:style-name="T47">Produits et Photos</text:span></text:p>
      <text:p text:style-name="P37"/>
      <text:p text:style-name="P3"/>
      <text:p text:style-name="P8"><text:span text:style-name="T41">3</text:span><text:span text:style-name="T40">.1</text:span><text:span text:style-name="T34"> </text:span>Pour ajouter des produits :</text:p>
      <text:p text:style-name="P8"/>
      <text:p text:style-name="P28">Je vous ai installée une extension qui s’appelle « WooCommerce ». elle est présente sur la colonne de gauche du tableau de bord juste au dessus de « Produits ». Elle vous permettra de gérer les reglages, les prix et autres.</text:p>
      <text:p text:style-name="P28"/>
      <text:p text:style-name="P8"/>
      <text:list xml:id="list2837836347" text:style-name="L1">
        <text:list-item>
          <text:p text:style-name="P13"><text:span text:style-name="T7">Dans la barre en haut, </text:span><text:span text:style-name="T6">à</text:span><text:span text:style-name="T7"> gauche, Cliquer sur « </text:span><text:span text:style-name="T21">Pierres d’Engili</text:span><text:span text:style-name="T12">s</text:span><text:span text:style-name="T7"> ».</text:span></text:p>
          <text:p text:style-name="P14"/>
        </text:list-item>
        <text:list-item>
          <text:p text:style-name="P13"><text:span text:style-name="T7">Vous allez </text:span><text:span text:style-name="T6">être</text:span><text:span text:style-name="T7"> rediriger vers une page, sur la barre qui se trouve sur la gauche, cliquer sur « </text:span><text:span text:style-name="T21">Produits</text:span><text:span text:style-name="T7"> » puis ensuite sur « </text:span><text:span text:style-name="T21">Ajouter Un Produit</text:span><text:span text:style-name="T7"> ».</text:span></text:p>
          <text:p text:style-name="P14"/>
        </text:list-item>
        <text:list-item>
          <text:p text:style-name="P14">Remplir les champs demandés comme «  <text:span text:style-name="T11">Nom du produit, le prix, la description courte du produit…... »</text:span></text:p>
          <text:p text:style-name="P31"/>
        </text:list-item>
        <text:list-item>
          <text:p text:style-name="P14">Ensuite sur la colonne de droite, il y a plusieurs <text:span text:style-name="T5">fenêtres</text:span> dont une qui se nomme « <text:span text:style-name="T14">Image produit</text:span> ».</text:p>
          <text:p text:style-name="P14"/>
        </text:list-item>
        <text:list-item>
          <text:p text:style-name="P14">Cliquer sur « <text:span text:style-name="T15">D</text:span><text:span text:style-name="T14">éfinir l’image produit</text:span> ». (<text:span text:style-name="T5">Ajouter la plus belle photo car ça sera la première qui s’affichera en tête de toutes les <text:s/>autres.)</text:span></text:p>
          <text:p text:style-name="P14"/>
        </text:list-item>
        <text:list-item>
          <text:p text:style-name="P27">N’hésitez pas à cliquer en haut à droite sur le bouton « <text:span text:style-name="T28">Publier </text:span>» à CHAQUE modification que vous effectuez, <text:span text:style-name="T29">cela</text:span> enregistre votre travail et évite de le perdre sil y a une mauvaise manipulation.</text:p>
          <text:p text:style-name="P27"/>
        </text:list-item>
        <text:list-item>
          <text:p text:style-name="P15">Ensuite, descendre sur la <text:span text:style-name="T30">même</text:span> colonne à droite, <text:span text:style-name="T30">jusqu’à</text:span> la <text:span text:style-name="T30">fenêtre</text:span> « <text:span text:style-name="T14">Galerie</text:span> <text:span text:style-name="T14">Produit </text:span>» ; Cliquer sur « <text:span text:style-name="T14">Ajouter des images à la galerie </text:span>». </text:p>
          <text:p text:style-name="P15"/>
        </text:list-item>
        <text:list-item>
          <text:p text:style-name="P15">Cliquer sur « <text:span text:style-name="T16">T</text:span><text:span text:style-name="T14">éléverser des fichiers</text:span> » <text:span text:style-name="T31">puis sur «</text:span><text:span text:style-name="T17"> Choisir des fichiers </text:span><text:span text:style-name="T31">» </text:span>cela <text:span text:style-name="T30">téléchargera</text:span> <text:s/>les photos que vous avez <text:span text:style-name="T30">sélectionnées</text:span> dans vos fichiers ordinateur puis finaliser en cliquant sur « <text:span text:style-name="T14">Ajouter à la galerie </text:span>».</text:p>
          <text:p text:style-name="P15"/>
        </text:list-item>
        <text:list-item>
          <text:p text:style-name="P16">Les photos se sont ajoutées à votre galerie, vous pouvez répéter <text:span text:style-name="T24">l</text:span><text:span text:style-name="T26">’action n°6</text:span> pour enregistrer vos modifications.</text:p>
          <text:p text:style-name="P16"/>
        </text:list-item>
        <text:list-item>
          <text:p text:style-name="P16"><text:soft-page-break/><text:s/>Pour aller voir le résultat sur le site, vous cliquez de nouveau sur le « <text:span text:style-name="T14">Pierres</text:span> <text:span text:style-name="T14">d’Engilis</text:span> » en haut à gauche de la page et vous allez être rediriger vers un aperçu de votre site. En cliquant sur la page « <text:span text:style-name="T14">Produits </text:span>» dans le menu, vous pourrez voir le dernier ajout du produit.</text:p>
        </text:list-item>
      </text:list>
      <text:p text:style-name="P4"/>
      <text:p text:style-name="P4"/>
      <text:p text:style-name="P9"><text:span text:style-name="T41">3</text:span><text:span text:style-name="T40">.2</text:span><text:span text:style-name="T36"> </text:span>Pour ajouter des nouvelles photos dans la Galerie :</text:p>
      <text:p text:style-name="P5"/>
      <text:list xml:id="list3401414953" text:style-name="L2">
        <text:list-item>
          <text:p text:style-name="P18">Cliquer de nouveau sur « <text:span text:style-name="T14">Pierres d’Engilis</text:span> » en haut à gauche de la page. </text:p>
          <text:p text:style-name="P18">Vous allez <text:span text:style-name="T32">être</text:span> redirigée vers la page o<text:span text:style-name="T32">ù</text:span> vous pouvez faire vos modifications.</text:p>
          <text:p text:style-name="P18"/>
        </text:list-item>
        <text:list-item>
          <text:p text:style-name="P18">Su<text:span text:style-name="T32">r</text:span> la colonne de gauche, cliquer sur « <text:span text:style-name="T14">Pages</text:span> », ensuite sur « <text:span text:style-name="T22">Toutes les</text:span> <text:span text:style-name="T22">pages</text:span> ». <text:span text:style-name="T32">Une autre page s’ouvre.</text:span></text:p>
          <text:p text:style-name="P18"/>
        </text:list-item>
        <text:list-item>
          <text:p text:style-name="P18">Positionner votre souris sur « <text:span text:style-name="T14">Galerie - Elementor </text:span>» <text:span text:style-name="T32">sans cliquer</text:span>, un mini menu va apparaître avec «<text:span text:style-name="T11"> modifier, modifier rapidement, corbeille….. </text:span>» cliquer sur « <text:span text:style-name="T14">modifier</text:span> ».</text:p>
          <text:p text:style-name="P18"/>
        </text:list-item>
        <text:list-item>
          <text:p text:style-name="P18"><text:span text:style-name="T32">L</text:span>a page galerie va s’ouvrir ; <text:span text:style-name="T32">cliquer sur le bouton bleu « </text:span><text:span text:style-name="T18">Modifier avec Elementor ».</text:span></text:p>
          <text:p text:style-name="P18"/>
        </text:list-item>
        <text:list-item>
          <text:p text:style-name="P19">Vous allez atterrir sur la page du site avec une colonne à gauche pourvu d’une en-tête « <text:span text:style-name="T14">Elementor </text:span>».</text:p>
          <text:p text:style-name="P19"/>
        </text:list-item>
        <text:list-item>
          <text:p text:style-name="P19">Mettre le curseur de votre souris sur les images déjà existantes, un cadre bleu va apparaître. Faire un <text:span text:style-name="T9">clic droit de la souris</text:span> et cliquer sur « <text:span text:style-name="T14"> Modifier</text:span> <text:span text:style-name="T14">Widget </text:span>». A ce moment-là, la colonne à gauche va changer et faire voir les images déjà installées.</text:p>
          <text:p text:style-name="P19"/>
        </text:list-item>
        <text:list-item>
          <text:p text:style-name="P19">Cliquer sur « <text:span text:style-name="T14">Ajouter des images</text:span> ». Comme pour les images Produits, <text:span text:style-name="T33">appuyer sur </text:span>« <text:span text:style-name="T14">Téléverser les fichiers </text:span>» <text:span text:style-name="T33">puis sur « </text:span><text:span text:style-name="T19">Choisir des fichiers</text:span><text:span text:style-name="T33"> » que vous souhaitez pour les « </text:span><text:span text:style-name="T19">Ajouter à la galerie</text:span><text:span text:style-name="T33"> ».</text:span></text:p>
          <text:p text:style-name="P19"/>
        </text:list-item>
        <text:list-item>
          <text:p text:style-name="P21">Après avoir télécharger vos photos, vous allez être sur une fenêtre « <text:span text:style-name="T14">Modifier</text:span> <text:span text:style-name="T14">la galerie </text:span>» avec les dernières photos ajoutées. Pour finaliser, appuyer sur « <text:span text:style-name="T14">Insérer la galerie</text:span> ». Voilà, vos photos se sont ajoutées à la suite des autres déjà présentes.</text:p>
          <text:p text:style-name="P21"/>
        </text:list-item>
        <text:list-item>
          <text:p text:style-name="P21">Maintenant, <text:span text:style-name="T2">n’oubliez pas </text:span>de cliquer sur le bouton vert en bas à droite de la colonne « <text:span text:style-name="T26">Mettre à jour</text:span><text:span text:style-name="T23"> </text:span>». Celui ci a la même fonction que le bouton « <text:span text:style-name="T1">Publier</text:span> » ; Il enregistre les modifications apportées au site. </text:p>
        </text:list-item>
      </text:list>
      <text:p text:style-name="P6"/>
      <text:p text:style-name="P6"/>
      <text:p text:style-name="P10"><text:span text:style-name="T41">3</text:span><text:span text:style-name="T40">.3</text:span><text:span text:style-name="T34"> </text:span>Pour supprimer une photo de la galerie : </text:p>
      <text:p text:style-name="P10"/>
      <text:list xml:id="list3513797696" text:style-name="L3">
        <text:list-item>
          <text:p text:style-name="P24">Le procédé est pratiquement le même que pour en ajouter. Quand vous êtes sur la page <text:span text:style-name="T13">Galerie du site,</text:span> clic droit de la souris pour modifier le Widget (autrement dit vous reprenez <text:span text:style-name="T1">le n°6</text:span> du paragraphe <text:span text:style-name="T4">1.2</text:span><text:span text:style-name="T34">)</text:span>.</text:p>
          <text:p text:style-name="P24"><text:soft-page-break/><text:s/></text:p>
        </text:list-item>
        <text:list-item>
          <text:p text:style-name="P24">Cliquer sur « <text:span text:style-name="T14">Ajouter des images </text:span>», ensuite dans la colonne de gauche « <text:span text:style-name="T14">Modifier la galerie </text:span>». cliquez sur les petites croix en haut a droite de chaque photo que vous souhaitez supprimées. Finalisez en cliquant sur «  <text:span text:style-name="T14">Insérer la</text:span> <text:span text:style-name="T14">galerie »</text:span> ; les photos supprimées auront disparus.</text:p>
        </text:list-item>
      </text:list>
      <text:p text:style-name="P7"/>
      <text:p text:style-name="P7"/>
      <text:p text:style-name="P7"/>
      <text:p text:style-name="P11"><text:span text:style-name="T41">3</text:span><text:span text:style-name="T40">.4</text:span><text:span text:style-name="T35"> </text:span>Pour modifier les photos dans le slider<text:span text:style-name="T1">*</text:span> en bas de la page d’accueil : </text:p>
      <text:p text:style-name="P11"/>
      <text:list xml:id="list1494533177" text:style-name="L4">
        <text:list-item>
          <text:p text:style-name="P26">Revenir sur la page où l’on peut faire toutes les modifications en cliquant sur « <text:span text:style-name="T13">Pierres d’Engilis</text:span> ». Ensuite reproduisez le <text:span text:style-name="T1">n°2</text:span> du paragraphe <text:span text:style-name="T1">1.2</text:span><text:span text:style-name="T42">.</text:span></text:p>
          <text:p text:style-name="P32"/>
        </text:list-item>
        <text:list-item>
          <text:p text:style-name="P33">Positionner votre souris sur « <text:span text:style-name="T20">Accueil- Page d’Accueil-Elementor</text:span><text:span text:style-name="T14"> </text:span>» <text:span text:style-name="T32">sans cliquer</text:span>, un mini menu va apparaître avec «<text:span text:style-name="T11"> modifier, modifier rapidement, corbeille….. </text:span>» cliquer sur « <text:span text:style-name="T14">modifier</text:span> ».</text:p>
          <text:p text:style-name="P33"/>
        </text:list-item>
        <text:list-item>
          <text:p text:style-name="P34"><text:span text:style-name="T32">L</text:span>a page <text:span text:style-name="T43">d’accueil</text:span> va s’ouvrir ; <text:span text:style-name="T32">cliquer sur le bouton bleu « </text:span><text:span text:style-name="T18">Modifier avec Elementor ».</text:span></text:p>
          <text:p text:style-name="P36"/>
        </text:list-item>
        <text:list-item>
          <text:p text:style-name="P20">Mettre le curseur de votre souris sur les images déjà existantes, un cadre bleu va apparaître. Faire un <text:span text:style-name="T9">clic droit de la souris</text:span> et cliquer sur « <text:span text:style-name="T14"> Modifier</text:span> <text:span text:style-name="T14">Widget </text:span>». A ce moment-là, la colonne à gauche va changer et faire voir les images déjà installées.</text:p>
          <text:p text:style-name="P20"/>
        </text:list-item>
        <text:list-item>
          <text:p text:style-name="P20">Cliquer sur « <text:span text:style-name="T14">Ajouter des images</text:span> ». Comme pour les images Produits, <text:span text:style-name="T33">appuyer sur </text:span>« <text:span text:style-name="T14">Téléverser les fichiers </text:span>» <text:span text:style-name="T33">puis sur « </text:span><text:span text:style-name="T19">Choisir des fichiers</text:span><text:span text:style-name="T33"> » que vous souhaitez pour les « </text:span><text:span text:style-name="T19">Ajouter à la galerie</text:span><text:span text:style-name="T33"> ».</text:span></text:p>
          <text:p text:style-name="P20"/>
        </text:list-item>
        <text:list-item>
          <text:p text:style-name="P22">Après avoir télécharger vos photos, vous allez être sur une fenêtre « <text:span text:style-name="T14">Modifier</text:span> <text:span text:style-name="T14">la galerie </text:span>» avec les dernières photos ajoutées. Pour finaliser, appuyer sur « <text:span text:style-name="T14">Insérer la galerie</text:span> ». Voilà, vos photos se sont ajoutées à la suite des autres déjà présentes.</text:p>
          <text:p text:style-name="P22"/>
        </text:list-item>
        <text:list-item>
          <text:p text:style-name="P35"><text:span text:style-name="T10">Maintenant</text:span><text:span text:style-name="T18">, </text:span><text:span text:style-name="T3">n’oubliez pas </text:span><text:span text:style-name="T10">de cliquer sur le bouton vert en bas à droite de la</text:span><text:span text:style-name="T18"> </text:span><text:span text:style-name="T10">colonne «</text:span><text:span text:style-name="T18"> </text:span><text:span text:style-name="T27">Mettre à jour</text:span><text:span text:style-name="T25"> </text:span><text:span text:style-name="T10">». Celui ci a la même fonction que le bouton</text:span><text:span text:style-name="T18"> </text:span><text:span text:style-name="T10">«</text:span><text:span text:style-name="T18"> </text:span><text:span text:style-name="T3">Publier</text:span><text:span text:style-name="T18"> </text:span><text:span text:style-name="T10">»; Il enregistre les modifications apportées au site. 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8">* </text:span><text:span text:style-name="T38">slider </text:span><text:span text:style-name="T37">: </text:span><text:span text:style-name="T39">fenêtre permettant le défilement de plusieurs images. Le slider est aussi appelé carrous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6:35:32.803209483</meta:creation-date>
    <dc:date>2018-08-02T15:02:28.174350805</dc:date>
    <meta:editing-duration>PT5H18M55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3" meta:paragraph-count="39" meta:word-count="1021" meta:character-count="5567" meta:non-whitespace-character-count="4598"/>
  </office:meta>
</office:document-meta>
</file>